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RoleMessageExchangeCache.get( MessageExchangeDAO mexdao , ODEProcess proc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RoleMessageExchangeCache.put( MyRoleMessageExchangeImpl m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RoleMessageExchangeCache.clean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